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.111cm" style:rel-column-width="4411*"/>
    </style:style>
    <style:style style:name="Table1.B" style:family="table-column">
      <style:table-column-properties style:column-width="7.885cm" style:rel-column-width="31297*"/>
    </style:style>
    <style:style style:name="Table1.C" style:family="table-column">
      <style:table-column-properties style:column-width="7.514cm" style:rel-column-width="2982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3b992" officeooo:paragraph-rsid="0003b992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47f39" officeooo:paragraph-rsid="00047f39" style:font-name-asian="Courier" style:font-size-asian="12pt" style:font-name-complex="Courier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Courier" fo:font-size="12pt" officeooo:rsid="0003b992" officeooo:paragraph-rsid="0003b992" style:font-name-asian="Courier" style:font-size-asian="12pt" style:font-name-complex="Courier" style:font-size-complex="12pt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Preformatted_20_Text">
      <style:text-properties fo:font-size="13pt" style:font-size-asian="13pt" style:font-size-complex="13pt"/>
    </style:style>
    <style:style style:name="P7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fo:background-color="#fff200" style:font-name-asian="Courier" style:font-size-asian="12pt" style:font-name-complex="Courier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47f39" officeooo:paragraph-rsid="00047f39" style:font-name-asian="Courier" style:font-size-asian="12pt" style:font-name-complex="Courier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1a0916" officeooo:paragraph-rsid="001a0916" style:font-name-asian="Courier" style:font-size-asian="12pt" style:font-name-complex="Courier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1b257a" officeooo:paragraph-rsid="001b257a" style:font-name-asian="Courier" style:font-size-asian="12pt" style:font-name-complex="Courier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1e1c93" officeooo:paragraph-rsid="001e1c93" style:font-name-asian="Courier" style:font-size-asian="12pt" style:font-name-complex="Courier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1ffc4e" officeooo:paragraph-rsid="001ffc4e" style:font-name-asian="Courier" style:font-size-asian="12pt" style:font-name-complex="Courier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2604d8" officeooo:paragraph-rsid="002604d8" style:font-name-asian="Courier" style:font-size-asian="12pt" style:font-name-complex="Courier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2a609f" officeooo:paragraph-rsid="00047f39" style:font-name-asian="Courier" style:font-size-asian="12pt" style:font-name-complex="Courier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2a609f" officeooo:paragraph-rsid="002a609f" style:font-name-asian="Courier" style:font-size-asian="12pt" style:font-name-complex="Courier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fo:background-color="#fff200" style:font-name-asian="Courier" style:font-size-asian="12pt" style:font-name-complex="Courier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1a0916" officeooo:paragraph-rsid="001a0916" fo:background-color="#fff200" style:font-name-asian="Courier" style:font-size-asian="12pt" style:font-name-complex="Courier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ourier" fo:font-size="12pt" officeooo:rsid="00107311" officeooo:paragraph-rsid="00107311" style:font-name-asian="Courier" style:font-size-asian="12pt" style:font-name-complex="Courier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Courier" fo:font-size="12pt" officeooo:rsid="001269c0" officeooo:paragraph-rsid="001269c0" style:font-name-asian="Courier" style:font-size-asian="12pt" style:font-name-complex="Courier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Courier" fo:font-size="12pt" officeooo:rsid="0012ec9c" officeooo:paragraph-rsid="0012ec9c" style:font-name-asian="Courier" style:font-size-asian="12pt" style:font-name-complex="Courier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Courier" fo:font-size="12pt" officeooo:rsid="0015239f" officeooo:paragraph-rsid="0015239f" style:font-name-asian="Courier" style:font-size-asian="12pt" style:font-name-complex="Courier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ourier" fo:font-size="12pt" officeooo:rsid="001534d7" officeooo:paragraph-rsid="001534d7" style:font-name-asian="Courier" style:font-size-asian="12pt" style:font-name-complex="Courier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Courier" fo:font-size="12pt" officeooo:rsid="001760ae" officeooo:paragraph-rsid="001760ae" style:font-name-asian="Courier" style:font-size-asian="12pt" style:font-name-complex="Courier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ourier" fo:font-size="12pt" officeooo:rsid="00185138" officeooo:paragraph-rsid="00185138" style:font-name-asian="Courier" style:font-size-asian="12pt" style:font-name-complex="Courier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Courier" fo:font-size="12pt" officeooo:rsid="0023d4a8" officeooo:paragraph-rsid="0023d4a8" style:font-name-asian="Courier" style:font-size-asian="12pt" style:font-name-complex="Courier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Courier" fo:font-size="12pt" officeooo:rsid="002435cc" officeooo:paragraph-rsid="002435cc" style:font-name-asian="Courier" style:font-size-asian="12pt" style:font-name-complex="Courier" style:font-size-complex="12pt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47f39" officeooo:paragraph-rsid="0027d04e" style:font-name-asian="Courier" style:font-size-asian="12pt" style:font-name-complex="Courier" style:font-size-complex="12pt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47f39" officeooo:paragraph-rsid="00297198" style:font-name-asian="Courier" style:font-size-asian="12pt" style:font-name-complex="Courier" style:font-size-complex="12pt"/>
    </style:style>
    <style:style style:name="P30" style:family="paragraph" style:parent-style-name="Preformatted_20_Text">
      <style:text-properties officeooo:paragraph-rsid="0027d04e"/>
    </style:style>
    <style:style style:name="P31" style:family="paragraph" style:parent-style-name="Preformatted_20_Text">
      <style:text-properties officeooo:paragraph-rsid="00297198"/>
    </style:style>
    <style:style style:name="T1" style:family="text">
      <style:text-properties officeooo:rsid="0003b992"/>
    </style:style>
    <style:style style:name="T2" style:family="text">
      <style:text-properties officeooo:rsid="00056e89"/>
    </style:style>
    <style:style style:name="T3" style:family="text">
      <style:text-properties officeooo:rsid="0014b69d"/>
    </style:style>
    <style:style style:name="T4" style:family="text">
      <style:text-properties officeooo:rsid="0016a5db"/>
    </style:style>
    <style:style style:name="T5" style:family="text">
      <style:text-properties fo:color="#ce181e"/>
    </style:style>
    <style:style style:name="T6" style:family="text">
      <style:text-properties fo:color="#ce181e" officeooo:rsid="0027d04e"/>
    </style:style>
    <style:style style:name="T7" style:family="text">
      <style:text-properties fo:background-color="#72bf44" loext:char-shading-value="0"/>
    </style:style>
    <style:style style:name="T8" style:family="text">
      <style:text-properties fo:background-color="#ed1c24" loext:char-shading-value="0"/>
    </style:style>
    <style:style style:name="T9" style:family="text">
      <style:text-properties officeooo:rsid="001a8986"/>
    </style:style>
    <style:style style:name="T10" style:family="text">
      <style:text-properties officeooo:rsid="0027d04e"/>
    </style:style>
    <style:style style:name="T11" style:family="text">
      <style:text-properties officeooo:rsid="002cf2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text:span text:style-name="T4">In UBUNTU</text:span></text:p>
      <text:p text:style-name="P17"/>
      <text:p text:style-name="P17"/>
      <text:p text:style-name="P18">Before installing dynamoDb,following software should be installed in your pc</text:p>
      <text:p text:style-name="P1"/>
      <text:p text:style-name="P10">1.docker</text:p>
      <text:p text:style-name="P10">2.aws cli</text:p>
      <text:p text:style-name="P10">3.aws sam cli</text:p>
      <text:p text:style-name="P10">4.sam local</text:p>
      <text:p text:style-name="P10">5.postman</text:p>
      <text:p text:style-name="P10">1.docker -&gt;</text:p>
      <text:p text:style-name="P10">&gt; Update the apt package index:</text:p>
      <text:p text:style-name="P10"><text:s text:c="4"/>$ sudo apt-get update</text:p>
      <text:p text:style-name="P10"/>
      <text:p text:style-name="P10">&gt; Install packages to allow apt to use a repository over HTTPS:</text:p>
      <text:p text:style-name="P10"><text:s text:c="4"/>$ sudo apt-get install \</text:p>
      <text:p text:style-name="P10"><text:s text:c="4"/>apt-transport-https \</text:p>
      <text:p text:style-name="P10"><text:s text:c="4"/>ca-certificates \</text:p>
      <text:p text:style-name="P10"><text:s text:c="4"/>curl \</text:p>
      <text:p text:style-name="P10"><text:s text:c="4"/>gnupg-agent \</text:p>
      <text:p text:style-name="P10"><text:s text:c="4"/>software-properties-common</text:p>
      <text:p text:style-name="P10"/>
      <text:p text:style-name="P10">&gt; Add Docker’s official GPG key:</text:p>
      <text:p text:style-name="P10"><text:s text:c="4"/>$ curl -fsSL https://download.docker.com/linux/ubuntu/gpg | sudo apt-key add -</text:p>
      <text:p text:style-name="P10"><text:s text:c="4"/>$ sudo apt-key fingerprint 0EBFCD88</text:p>
      <text:p text:style-name="P10"/>
      <text:p text:style-name="P10">&gt; Use the following command to set up the stable repository.</text:p>
      <text:p text:style-name="P10"><text:s text:c="4"/>$ sudo add-apt-repository \</text:p>
      <text:p text:style-name="P10"><text:s text:c="4"/>"deb [arch=amd64] https://download.docker.com/linux/ubuntu \</text:p>
      <text:p text:style-name="P10"><text:s text:c="4"/>$(lsb_release -cs) \stable"</text:p>
      <text:p text:style-name="P10"/>
      <text:p text:style-name="P10"/>
      <text:p text:style-name="P10"><text:span text:style-name="T9">&gt; </text:span>INSTALL DOCKER CE:-</text:p>
      <text:p text:style-name="P10"><text:s/>-Update the apt package index.</text:p>
      <text:p text:style-name="P10"><text:s text:c="4"/>$ sudo apt-get update</text:p>
      <text:p text:style-name="P10"/>
      <text:p text:style-name="P10"><text:s/><text:span text:style-name="T9">&gt; </text:span>Install the latest version of Docker CE and containerd, or go <text:tab/>to the next step to install a specific version:</text:p>
      <text:p text:style-name="P10"><text:s text:c="4"/>$ sudo apt-get install docker-ce docker-ce-cli containerd.io</text:p>
      <text:p text:style-name="P10"/>
      <text:p text:style-name="P10"><text:s/><text:span text:style-name="T9">&gt; </text:span>Verify that Docker CE is installed correctly by running the <text:tab/>hello-world image.</text:p>
      <text:p text:style-name="P10"><text:s text:c="4"/>$ sudo docker run hello-world</text:p>
      <text:p text:style-name="P10"/>
      <text:p text:style-name="P10"><text:s text:c="3"/></text:p>
      <text:p text:style-name="P11"><text:soft-page-break/>2.aws cli</text:p>
      <text:p text:style-name="P11"><text:s text:c="4"/>$ sudo apt install python3.pip</text:p>
      <text:p text:style-name="P11"><text:s text:c="4"/>$ pip3 --version</text:p>
      <text:p text:style-name="P11"><text:s text:c="4"/>$ sudo apt install aws-cli</text:p>
      <text:p text:style-name="P11"><text:s text:c="4"/>$ sudo aws –version</text:p>
      <text:p text:style-name="P12">3.aws sam cli</text:p>
      <text:p text:style-name="P11"><text:s text:c="4"/>$ pip3 install --user aws-sam-cli</text:p>
      <text:p text:style-name="P13">4. sam local</text:p>
      <text:p text:style-name="P13"><text:s text:c="5"/>$ sudo npm install -g aws-sam-local</text:p>
      <text:p text:style-name="P13"/>
      <text:p text:style-name="P13"/>
      <text:p text:style-name="P1">**************************<text:span text:style-name="T5">DynamoDB</text:span>*******************************</text:p>
      <text:p text:style-name="P1"/>
      <text:p text:style-name="P1">-&gt; DynamoDB is a fully-managed NOSQL database service designed to deliver fast and predictable performance.</text:p>
      <text:p text:style-name="P1">-&gt; It uses Http requests and API operations.</text:p>
      <text:p text:style-name="P1">-&gt; It only use primary keys and no schema on creation.</text:p>
      <text:p text:style-name="P1">-&gt; It uses items made of attributes.</text:p>
      <text:p text:style-name="P1">Advantages :-</text:p>
      <text:p text:style-name="P1">The two main Advantages of DynamoDB are scalability and flexibility.</text:p>
      <text:p text:style-name="P1"/>
      <text:p text:style-name="P1">-------------------<text:span text:style-name="T5">DynamoDB core component</text:span>-----------------------</text:p>
      <text:p text:style-name="P6">Tables, Items and Attributes </text:p>
      <text:p text:style-name="P6">Primary Key</text:p>
      <text:p text:style-name="P6">Secondary Indexes</text:p>
      <text:p text:style-name="P5">DynamoDB Streams </text:p>
      <text:p text:style-name="P5"/>
      <text:p text:style-name="P1">DynamoDB creates tables in local machine</text:p>
      <text:p text:style-name="P1">java -jar DynamoDBLocal.jar -dbPath.</text:p>
      <text:p text:style-name="P1">AWS shell -&gt; localhost:8000/shell</text:p>
      <text:p text:style-name="P1"/>
      <text:p text:style-name="P1"/>
      <text:p text:style-name="P2">*********************<text:span text:style-name="T5">Dynamodb Installation</text:span>***********************</text:p>
      <text:p text:style-name="P1"><text:span text:style-name="T1">&gt; </text:span>curl -O https://s3-us-west-2.amazonaws.com/dynamodb-local/dynamodb_local_latest.zip</text:p>
      <text:p text:style-name="P1"><text:span text:style-name="T1">&gt; </text:span>unzip dynamodb_local_latest.zip</text:p>
      <text:p text:style-name="P2">&gt; rm dynamodb_local_latest.zip</text:p>
      <text:p text:style-name="P3">&gt; java -Djava.library.path=./DynamoDBLocal_lib -jar <text:tab/>DynamoDBLocal.jar -sharedDb</text:p>
      <text:p text:style-name="P3"/>
      <text:p text:style-name="P3">---------------------------<text:span text:style-name="T5">aws configure</text:span>------------------------</text:p>
      <text:p text:style-name="P3">&gt; AWS Access Key ID : AKIASXS3372CMDFQBKLZ</text:p>
      <text:p text:style-name="P3">&gt; AWS Secret Access Key: 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</text:p>
      <text:p text:style-name="P3">&gt; Default region name : ap-south-1</text:p>
      <text:p text:style-name="P3">&gt; Default output format : json</text:p>
      <text:p text:style-name="P3"><text:soft-page-break/></text:p>
      <text:p text:style-name="P3">--------------------rea<text:span text:style-name="T3">d</text:span>ing tables in dynamodb-------------------</text:p>
      <text:p text:style-name="P3"><text:span text:style-name="T2">&gt; </text:span>aws configure --profile &lt;profilename&gt; &lt;query in dynamodb&gt;</text:p>
      <text:p text:style-name="P3"><text:span text:style-name="T2">&gt; </text:span>aws dynamodb list-tables --profile &lt;profilename&gt; --endpoint-url <text:tab/>http://localhost:8000 (edited) </text:p>
      <text:p text:style-name="P3"/>
      <text:p text:style-name="P3">setting java path</text:p>
      <text:p text:style-name="P3"><text:s text:c="2"/>. source /etc/environment</text:p>
      <text:p text:style-name="P3"><text:s text:c="2"/>. sudo nano /etc/environment</text:p>
      <text:p text:style-name="P3"><text:s text:c="2"/>. echo $JAVA_HOME</text:p>
      <text:p text:style-name="P3">setting maven path</text:p>
      <text:p text:style-name="P3"><text:s text:c="2"/>. cd /opt</text:p>
      <text:p text:style-name="P3"><text:s text:c="2"/>. sudo tar -xvzf ~/Downloads/apache-maven-3.6.1-bin.tar.gz</text:p>
      <text:p text:style-name="P3"><text:s text:c="3"/><text:tab/>source <text:s/>/etc/environment</text:p>
      <text:p text:style-name="P3"><text:s text:c="2"/>. M2_HOME="/opt/apache-maven-3.6.1"</text:p>
      <text:p text:style-name="P3"><text:s text:c="2"/>. sudo nano /etc/environment</text:p>
      <text:p text:style-name="P3"><text:s text:c="2"/>. echo $M2_HOME</text:p>
      <text:p text:style-name="P3"/>
      <text:p text:style-name="P3"><text:s text:c="2"/>. sudo update-alternatives --install "/usr/bin/mvn" "mvn" <text:tab/>"/opt/apache-maven-3.6.1/bin/mvn" 0</text:p>
      <text:p text:style-name="P3"><text:s text:c="2"/>. sudo update-alternatives --set mvn <text:tab/>/opt/apache-maven-3.6.1/bin/<text:tab/>mvn</text:p>
      <text:p text:style-name="P3"><text:s text:c="2"/>. sudo wget <text:tab/><text:a xlink:type="simple" xlink:href="https://raw.github.com/dimaj/maven-bash-" text:style-name="Internet_20_link" text:visited-style-name="Visited_20_Internet_20_Link">https://raw.github.com/dimaj/maven-bash-</text:a><text:tab/>completion/master/bash_completion.bash –output-document/etc/<text:tab/>bash_completion.d/mvn</text:p>
      <text:p text:style-name="P3"><text:s text:c="2"/>. mvn –version</text:p>
      <text:p text:style-name="P15"/>
      <text:p text:style-name="P15"/>
      <text:p text:style-name="P16">IN dynamoDB, there is important role of <text:span text:style-name="T11">keyType</text:span> HASH and RANGE</text:p>
      <text:p text:style-name="P16"/>
      <text:p text:style-name="P16">HASH – Is unique and also known as partition key</text:p>
      <text:p text:style-name="P16">for retriving single data we use range and hash both.</text:p>
      <text:p text:style-name="P16">RANGE – Is known as sort key </text:p>
      <text:p text:style-name="P16">for retriving more than one data we use range.</text:p>
      <text:p text:style-name="P3"/>
      <text:p text:style-name="P14">************************<text:span text:style-name="T5">Creating a table</text:span>*************************</text:p>
      <text:p text:style-name="P3"/>
      <text:p text:style-name="P30">var AWS = require("aws-sdk");</text:p>
      <text:p text:style-name="P30">AWS.config.update({</text:p>
      <text:p text:style-name="P30"><text:s text:c="4"/>credentials: {</text:p>
      <text:p text:style-name="P30"><text:s text:c="8"/>accessKeyId: "AKIASXS3372CMDFQBKLZ",</text:p>
      <text:p text:style-name="P30"><text:s text:c="8"/>secretAccessKey: "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"</text:p>
      <text:p text:style-name="P30"><text:s text:c="4"/>},</text:p>
      <text:p text:style-name="P30"><text:s text:c="4"/>region: "ap-south-1",</text:p>
      <text:p text:style-name="P30"><text:s text:c="4"/>endpoint: "http://localhost:8000"</text:p>
      <text:p text:style-name="P30">});</text:p>
      <text:p text:style-name="P30">var dynamodb = new AWS.DynamoDB();</text:p>
      <text:p text:style-name="P30">var params = {</text:p>
      <text:p text:style-name="P30"><text:s text:c="4"/>TableName: "flat",</text:p>
      <text:p text:style-name="P30"><text:soft-page-break/><text:s text:c="4"/>KeySchema: [</text:p>
      <text:p text:style-name="P30"><text:s text:c="8"/>{ AttributeName: "building_id", KeyType: "HASH" },</text:p>
      <text:p text:style-name="P30"><text:s text:c="8"/>{ AttributeName: "flat_id", KeyType: "RANGE" }</text:p>
      <text:p text:style-name="P30"><text:s text:c="4"/>],</text:p>
      <text:p text:style-name="P30"><text:s text:c="4"/>AttributeDefinitions: [</text:p>
      <text:p text:style-name="P30"><text:s text:c="8"/>{ AttributeName: "building_id", AttributeType: "S" },</text:p>
      <text:p text:style-name="P30"><text:s text:c="8"/>{ AttributeName: "flat_id", AttributeType: "S" }</text:p>
      <text:p text:style-name="P30"/>
      <text:p text:style-name="P30"><text:s text:c="4"/>],</text:p>
      <text:p text:style-name="P30"><text:s text:c="4"/>ProvisionedThroughput: {</text:p>
      <text:p text:style-name="P30"><text:s text:c="8"/>ReadCapacityUnits: 10,</text:p>
      <text:p text:style-name="P30"><text:s text:c="8"/>WriteCapacityUnits: 10</text:p>
      <text:p text:style-name="P30"><text:s text:c="4"/>}</text:p>
      <text:p text:style-name="P30">};</text:p>
      <text:p text:style-name="P30">dynamodb.createTable(params, function (err, data) {</text:p>
      <text:p text:style-name="P30"><text:s text:c="4"/>if (err) {</text:p>
      <text:p text:style-name="P30"><text:s text:c="8"/>console.error("Unable to create table. Error JSON:", JSON.stringify(err, null,</text:p>
      <text:p text:style-name="P30"><text:s text:c="12"/>2));</text:p>
      <text:p text:style-name="P30"><text:s text:c="4"/>} else {</text:p>
      <text:p text:style-name="P30"><text:s text:c="8"/>console.log("Created table. Table description JSON:", JSON.stringify(data,</text:p>
      <text:p text:style-name="P30"><text:s text:c="12"/>null, 2));</text:p>
      <text:p text:style-name="P30"><text:s text:c="4"/>}</text:p>
      <text:p text:style-name="P28">});</text:p>
      <text:p text:style-name="P28"/>
      <text:p text:style-name="P28">**********************<text:span text:style-name="T6">inserting value in table</text:span><text:span text:style-name="T10">*******************</text:span></text:p>
      <text:p text:style-name="P28"/>
      <text:p text:style-name="P31">var AWS = require("aws-sdk");</text:p>
      <text:p text:style-name="P31">var fs = require('fs');</text:p>
      <text:p text:style-name="P31">AWS.config.update({</text:p>
      <text:p text:style-name="P31"><text:s text:c="4"/>credentials: {</text:p>
      <text:p text:style-name="P31"><text:s text:c="8"/>accessKeyId: "AKIASXS3372CMDFQBKLZ",</text:p>
      <text:p text:style-name="P31"><text:s text:c="8"/>secretAccessKey: "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"</text:p>
      <text:p text:style-name="P31"><text:s text:c="6"/>},</text:p>
      <text:p text:style-name="P31">region: "ap-south-1",</text:p>
      <text:p text:style-name="P31">endpoint: "http://localhost:8000"</text:p>
      <text:p text:style-name="P31">});</text:p>
      <text:p text:style-name="P31">var docClient = new AWS.DynamoDB.DocumentClient();</text:p>
      <text:p text:style-name="P31">console.log("Importing flatss into DynamoDB. Please wait.");</text:p>
      <text:p text:style-name="P31">var allFlats = JSON.parse(fs.readFileSync('flats.json', 'utf8'));</text:p>
      <text:p text:style-name="P31">allFlats.forEach(function(flat) {</text:p>
      <text:p text:style-name="P31">var params = {</text:p>
      <text:p text:style-name="P31">TableName: "flat",</text:p>
      <text:p text:style-name="P31">Item: {</text:p>
      <text:p text:style-name="P31">"flat_id": flat.flat_id,</text:p>
      <text:p text:style-name="P31">"building_id": flat.building_id,</text:p>
      <text:p text:style-name="P31">"floor_no": flat.floor_no,</text:p>
      <text:p text:style-name="P31">"flat_type":flat.flat_type,</text:p>
      <text:p text:style-name="P31">"flat_status":flat.flat_status,</text:p>
      <text:p text:style-name="P31">"features":flat.features,</text:p>
      <text:p text:style-name="P31">"area":flat.area,</text:p>
      <text:p text:style-name="P31">"price_per_squre":flat.price_per_squre,</text:p>
      <text:p text:style-name="P31">"total_price":flat.total_price</text:p>
      <text:p text:style-name="P31">}</text:p>
      <text:p text:style-name="P31">};</text:p>
      <text:p text:style-name="P31"><text:soft-page-break/>docClient.put(params, function(err, data) {</text:p>
      <text:p text:style-name="P31">if (err) {</text:p>
      <text:p text:style-name="P31">console.error("Unable to add flat", flat.flat_id, ". Error JSON:",</text:p>
      <text:p text:style-name="P31">JSON.stringify(err, null, 2));</text:p>
      <text:p text:style-name="P31">} else {</text:p>
      <text:p text:style-name="P31">console.log("PutItem succeeded:", flat.flat_id);</text:p>
      <text:p text:style-name="P31">}</text:p>
      <text:p text:style-name="P31">});</text:p>
      <text:p text:style-name="P29">});</text:p>
      <text:p text:style-name="P28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N.</text:p>
          </table:table-cell>
          <table:table-cell table:style-name="Table1.A1" office:value-type="string">
            <text:p text:style-name="P4"><text:s text:c="8"/><text:span text:style-name="T8"><text:s/>Problems</text:span></text:p>
          </table:table-cell>
          <table:table-cell table:style-name="Table1.C1" office:value-type="string">
            <text:p text:style-name="P4"><text:s text:c="8"/><text:span text:style-name="T7">Solutions</text:span></text:p>
          </table:table-cell>
        </table:table-row>
        <table:table-row>
          <table:table-cell table:style-name="Table1.A2" office:value-type="string">
            <text:p text:style-name="P4">1.</text:p>
          </table:table-cell>
          <table:table-cell table:style-name="Table1.A2" office:value-type="string">
            <text:p text:style-name="P19">Execute is not defined</text:p>
          </table:table-cell>
          <table:table-cell table:style-name="Table1.C2" office:value-type="string">
            <text:p text:style-name="P19">See the index.js file</text:p>
          </table:table-cell>
        </table:table-row>
        <table:table-row>
          <table:table-cell table:style-name="Table1.A2" office:value-type="string">
            <text:p text:style-name="P19">2.</text:p>
          </table:table-cell>
          <table:table-cell table:style-name="Table1.A2" office:value-type="string">
            <text:p text:style-name="P19">Should be object</text:p>
          </table:table-cell>
          <table:table-cell table:style-name="Table1.C2" office:value-type="string">
            <text:p text:style-name="P19">Check query-attribute</text:p>
          </table:table-cell>
        </table:table-row>
        <table:table-row>
          <table:table-cell table:style-name="Table1.A2" office:value-type="string">
            <text:p text:style-name="P19">3.</text:p>
          </table:table-cell>
          <table:table-cell table:style-name="Table1.A2" office:value-type="string">
            <text:p text:style-name="P19">Internal server error</text:p>
          </table:table-cell>
          <table:table-cell table:style-name="Table1.C2" office:value-type="string">
            <text:p text:style-name="P19">Check that particular api foramt of query</text:p>
          </table:table-cell>
        </table:table-row>
        <table:table-row>
          <table:table-cell table:style-name="Table1.A2" office:value-type="string">
            <text:p text:style-name="P19">4.</text:p>
          </table:table-cell>
          <table:table-cell table:style-name="Table1.A2" office:value-type="string">
            <text:p text:style-name="P19">Syntax error</text:p>
          </table:table-cell>
          <table:table-cell table:style-name="Table1.C2" office:value-type="string">
            <text:p text:style-name="P19">Check your query</text:p>
          </table:table-cell>
        </table:table-row>
        <table:table-row>
          <table:table-cell table:style-name="Table1.A2" office:value-type="string">
            <text:p text:style-name="P20">5.</text:p>
          </table:table-cell>
          <table:table-cell table:style-name="Table1.A2" office:value-type="string">
            <text:p text:style-name="P20">Type not defined</text:p>
          </table:table-cell>
          <table:table-cell table:style-name="Table1.C2" office:value-type="string">
            <text:p text:style-name="P20">Check the type of addtional values</text:p>
          </table:table-cell>
        </table:table-row>
        <table:table-row>
          <table:table-cell table:style-name="Table1.A2" office:value-type="string">
            <text:p text:style-name="P20">6.</text:p>
          </table:table-cell>
          <table:table-cell table:style-name="Table1.A2" office:value-type="string">
            <text:p text:style-name="P20">Additional values not allowed</text:p>
          </table:table-cell>
          <table:table-cell table:style-name="Table1.C2" office:value-type="string">
            <text:p text:style-name="P20">Check ur schemas</text:p>
          </table:table-cell>
        </table:table-row>
        <table:table-row>
          <table:table-cell table:style-name="Table1.A2" office:value-type="string">
            <text:p text:style-name="P20">7.</text:p>
          </table:table-cell>
          <table:table-cell table:style-name="Table1.A2" office:value-type="string">
            <text:p text:style-name="P20">Atleast should be required values</text:p>
          </table:table-cell>
          <table:table-cell table:style-name="Table1.C2" office:value-type="string">
            <text:p text:style-name="P20">Give the required field</text:p>
          </table:table-cell>
        </table:table-row>
        <table:table-row>
          <table:table-cell table:style-name="Table1.A2" office:value-type="string">
            <text:p text:style-name="P21">8.</text:p>
          </table:table-cell>
          <table:table-cell table:style-name="Table1.A2" office:value-type="string">
            <text:p text:style-name="P21">Value provided in ExpressionAttributevalues unused in expressions.</text:p>
          </table:table-cell>
          <table:table-cell table:style-name="Table1.C2" office:value-type="string">
            <text:p text:style-name="P22">Give value in key with attribute_name</text:p>
          </table:table-cell>
        </table:table-row>
        <table:table-row>
          <table:table-cell table:style-name="Table1.A2" office:value-type="string">
            <text:p text:style-name="P23">9.</text:p>
          </table:table-cell>
          <table:table-cell table:style-name="Table1.A2" office:value-type="string">
            <text:p text:style-name="P21">Invalid FilterExpression: Syntax error; token</text:p>
          </table:table-cell>
          <table:table-cell table:style-name="Table1.C2" office:value-type="string">
            <text:p text:style-name="P25">Check synatx body and its value</text:p>
          </table:table-cell>
        </table:table-row>
        <table:table-row>
          <table:table-cell table:style-name="Table1.A2" office:value-type="string">
            <text:p text:style-name="P23">10.</text:p>
          </table:table-cell>
          <table:table-cell table:style-name="Table1.A2" office:value-type="string">
            <text:p text:style-name="P24">Mising required key in expression</text:p>
          </table:table-cell>
          <table:table-cell table:style-name="Table1.C2" office:value-type="string">
            <text:p text:style-name="P25">Check params</text:p>
          </table:table-cell>
        </table:table-row>
        <table:table-row>
          <table:table-cell table:style-name="Table1.A2" office:value-type="string">
            <text:p text:style-name="P26">11.</text:p>
          </table:table-cell>
          <table:table-cell table:style-name="Table1.A2" office:value-type="string">
            <text:p text:style-name="P26">Ajv not found</text:p>
          </table:table-cell>
          <table:table-cell table:style-name="Table1.C2" office:value-type="string">
            <text:p text:style-name="P26">Install ajv</text:p>
          </table:table-cell>
        </table:table-row>
        <table:table-row>
          <table:table-cell table:style-name="Table1.A2" office:value-type="string">
            <text:p text:style-name="P26">12.</text:p>
          </table:table-cell>
          <table:table-cell table:style-name="Table1.A2" office:value-type="string">
            <text:p text:style-name="P26">Ajv-async not found</text:p>
          </table:table-cell>
          <table:table-cell table:style-name="Table1.C2" office:value-type="string">
            <text:p text:style-name="P26">Intall ajv-async</text:p>
          </table:table-cell>
        </table:table-row>
        <table:table-row>
          <table:table-cell table:style-name="Table1.A2" office:value-type="string">
            <text:p text:style-name="P26">13.</text:p>
          </table:table-cell>
          <table:table-cell table:style-name="Table1.A2" office:value-type="string">
            <text:p text:style-name="P26">TypeError: Cannot set property ':building_id' of undefined</text:p>
          </table:table-cell>
          <table:table-cell table:style-name="Table1.C2" office:value-type="string">
            <text:p text:style-name="P27">Set property of if(building_id==undefined)</text:p>
            <text:p text:style-name="P27">params=””.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9T18:04:23.385635541</dc:date>
    <meta:editing-duration>PT3H11M43S</meta:editing-duration>
    <meta:editing-cycles>37</meta:editing-cycles>
    <meta:generator>LibreOffice/6.0.7.3$Linux_X86_64 LibreOffice_project/00m0$Build-3</meta:generator>
    <meta:document-statistic meta:table-count="1" meta:image-count="0" meta:object-count="0" meta:page-count="5" meta:paragraph-count="205" meta:word-count="771" meta:character-count="6442" meta:non-whitespace-character-count="5548"/>
  </office:meta>
</office:document-meta>
</file>